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bc8b" officeooo:paragraph-rsid="001dbc8b"/>
    </style:style>
    <style:style style:name="P2" style:family="paragraph" style:parent-style-name="Standard">
      <style:paragraph-properties fo:text-align="justify" style:justify-single-word="false"/>
      <style:text-properties officeooo:rsid="001f031b" officeooo:paragraph-rsid="001f031b"/>
    </style:style>
    <style:style style:name="P3" style:family="paragraph" style:parent-style-name="Standard">
      <style:paragraph-properties fo:text-align="justify" style:justify-single-word="false"/>
      <style:text-properties officeooo:rsid="00207b17" officeooo:paragraph-rsid="00207b17"/>
    </style:style>
    <style:style style:name="P4" style:family="paragraph" style:parent-style-name="Standard">
      <style:paragraph-properties fo:text-align="justify" style:justify-single-word="false"/>
      <style:text-properties officeooo:rsid="00223f6d" officeooo:paragraph-rsid="00223f6d"/>
    </style:style>
    <style:style style:name="P5" style:family="paragraph" style:parent-style-name="Standard">
      <style:paragraph-properties fo:text-align="justify" style:justify-single-word="false"/>
      <style:text-properties officeooo:rsid="0025cea9" officeooo:paragraph-rsid="0025cea9"/>
    </style:style>
    <style:style style:name="P6" style:family="paragraph" style:parent-style-name="Standard">
      <style:paragraph-properties fo:text-align="justify" style:justify-single-word="false"/>
      <style:text-properties officeooo:rsid="002a5307" officeooo:paragraph-rsid="002a5307"/>
    </style:style>
    <style:style style:name="P7" style:family="paragraph" style:parent-style-name="Standard">
      <style:paragraph-properties fo:text-align="justify" style:justify-single-word="false"/>
      <style:text-properties officeooo:rsid="002b6d35" officeooo:paragraph-rsid="002b6d35"/>
    </style:style>
    <style:style style:name="P8" style:family="paragraph" style:parent-style-name="Standard">
      <style:paragraph-properties fo:text-align="justify" style:justify-single-word="false"/>
      <style:text-properties officeooo:rsid="002ca7da" officeooo:paragraph-rsid="002ca7da"/>
    </style:style>
    <style:style style:name="P9" style:family="paragraph" style:parent-style-name="Standard">
      <style:paragraph-properties fo:text-align="justify" style:justify-single-word="false"/>
      <style:text-properties officeooo:rsid="002e52e4" officeooo:paragraph-rsid="002e52e4"/>
    </style:style>
    <style:style style:name="P10" style:family="paragraph" style:parent-style-name="Standard">
      <style:paragraph-properties fo:text-align="justify" style:justify-single-word="false"/>
      <style:text-properties officeooo:rsid="002fc1ed" officeooo:paragraph-rsid="002fc1ed"/>
    </style:style>
    <style:style style:name="P11" style:family="paragraph" style:parent-style-name="Standard">
      <style:paragraph-properties fo:text-align="justify" style:justify-single-word="false"/>
      <style:text-properties officeooo:rsid="003077c3" officeooo:paragraph-rsid="003077c3"/>
    </style:style>
    <style:style style:name="P12" style:family="paragraph" style:parent-style-name="Standard">
      <style:paragraph-properties fo:text-align="justify" style:justify-single-word="false"/>
      <style:text-properties officeooo:rsid="0034c331" officeooo:paragraph-rsid="0034c331"/>
    </style:style>
    <style:style style:name="P13" style:family="paragraph" style:parent-style-name="Standard">
      <style:paragraph-properties fo:text-align="justify" style:justify-single-word="false"/>
      <style:text-properties officeooo:rsid="003addeb" officeooo:paragraph-rsid="003af678"/>
    </style:style>
    <style:style style:name="P14" style:family="paragraph" style:parent-style-name="Standard">
      <style:paragraph-properties fo:text-align="justify" style:justify-single-word="false"/>
      <style:text-properties officeooo:rsid="003dbdcf" officeooo:paragraph-rsid="003dbdcf"/>
    </style:style>
    <style:style style:name="P15" style:family="paragraph" style:parent-style-name="Standard">
      <style:paragraph-properties fo:text-align="justify" style:justify-single-word="false"/>
      <style:text-properties officeooo:rsid="003dbdcf" officeooo:paragraph-rsid="003ed8d2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51957b" officeooo:paragraph-rsid="003f61cc"/>
    </style:style>
    <style:style style:name="P17" style:family="paragraph" style:parent-style-name="Standard">
      <style:text-properties style:text-underline-style="none" officeooo:rsid="004dc84a" officeooo:paragraph-rsid="003ed8d2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55d5dc" officeooo:paragraph-rsid="003f61cc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408e00" officeooo:paragraph-rsid="00408e00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45d247" officeooo:paragraph-rsid="0045d247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47b176" officeooo:paragraph-rsid="004989bb"/>
    </style:style>
    <style:style style:name="P22" style:family="paragraph" style:parent-style-name="Standard">
      <style:paragraph-properties fo:text-align="justify" style:justify-single-word="false"/>
      <style:text-properties style:text-underline-style="none" officeooo:rsid="004989bb" officeooo:paragraph-rsid="004989bb"/>
    </style:style>
    <style:style style:name="P23" style:family="paragraph" style:parent-style-name="Standard">
      <style:paragraph-properties fo:text-align="justify" style:justify-single-word="false"/>
      <style:text-properties style:text-underline-style="none" officeooo:rsid="004b7e64" officeooo:paragraph-rsid="004b7e64"/>
    </style:style>
    <style:style style:name="P24" style:family="paragraph" style:parent-style-name="Standard">
      <style:paragraph-properties fo:text-align="justify" style:justify-single-word="false"/>
      <style:text-properties style:text-underline-style="none" officeooo:rsid="004c494d" officeooo:paragraph-rsid="004c494d"/>
    </style:style>
    <style:style style:name="P25" style:family="paragraph" style:parent-style-name="Standard">
      <style:paragraph-properties fo:text-align="justify" style:justify-single-word="false"/>
      <style:text-properties style:text-underline-style="none" officeooo:rsid="004e864b" officeooo:paragraph-rsid="005068b7"/>
    </style:style>
    <style:style style:name="P26" style:family="paragraph" style:parent-style-name="Standard">
      <style:paragraph-properties fo:text-align="justify" style:justify-single-word="false"/>
      <style:text-properties style:text-underline-style="none" officeooo:rsid="004e864b" officeooo:paragraph-rsid="0052ec41"/>
    </style:style>
    <style:style style:name="T1" style:family="text">
      <style:text-properties officeooo:rsid="00223f6d"/>
    </style:style>
    <style:style style:name="T2" style:family="text">
      <style:text-properties officeooo:rsid="00278e5c"/>
    </style:style>
    <style:style style:name="T3" style:family="text">
      <style:text-properties officeooo:rsid="002e14c2"/>
    </style:style>
    <style:style style:name="T4" style:family="text">
      <style:text-properties officeooo:rsid="002fc1ed"/>
    </style:style>
    <style:style style:name="T5" style:family="text">
      <style:text-properties officeooo:rsid="003327bd"/>
    </style:style>
    <style:style style:name="T6" style:family="text">
      <style:text-properties officeooo:rsid="0035ddbc"/>
    </style:style>
    <style:style style:name="T7" style:family="text">
      <style:text-properties officeooo:rsid="003af678"/>
    </style:style>
    <style:style style:name="T8" style:family="text">
      <style:text-properties style:text-underline-style="none" officeooo:rsid="004dc84a"/>
    </style:style>
    <style:style style:name="T9" style:family="text">
      <style:text-properties officeooo:rsid="0055d5dc"/>
    </style:style>
    <style:style style:name="T10" style:family="text">
      <style:text-properties officeooo:rsid="00410adb"/>
    </style:style>
    <style:style style:name="T11" style:family="text">
      <style:text-properties officeooo:rsid="0041ed08"/>
    </style:style>
    <style:style style:name="T12" style:family="text">
      <style:text-properties officeooo:rsid="004e331c"/>
    </style:style>
    <style:style style:name="T13" style:family="text">
      <style:text-properties officeooo:rsid="005068b7"/>
    </style:style>
    <style:style style:name="T14" style:family="text">
      <style:text-properties officeooo:rsid="0052e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2. </text:p>
      <text:p text:style-name="P1"/>
      <text:p text:style-name="P2">MCD : <text:s/>première phase de la modélisation sous forme de diagramme (associations entre les entités). </text:p>
      <text:p text:style-name="P3">Modèle logique : expression du modèle <text:span text:style-name="T1">en fonction des besoins. </text:span></text:p>
      <text:p text:style-name="P4">Modèle physique. </text:p>
      <text:p text:style-name="P4"/>
      <text:p text:style-name="P5">Attributs : caractéristique(s) d’une entité ou d’une association. <text:span text:style-name="T2">Type d’attribut : clef primaire. </text:span></text:p>
      <text:p text:style-name="P6">Table : tableau (type excel) avec des enregistrements, des attributs. </text:p>
      <text:p text:style-name="P7">Association : relation entre deux entités. </text:p>
      <text:p text:style-name="P8">Clé étrangère permet de référencer <text:span text:style-name="T3">la clef primaire d’une autre table. </text:span></text:p>
      <text:p text:style-name="P8"/>
      <text:p text:style-name="P9">Modèle entité-association.</text:p>
      <text:p text:style-name="P9"><text:span text:style-name="T4">1- </text:span>MCD : modélisation conceptuelle est une étape délicate : définition de données, de leur mode d’évolution dans le temps, et des relations entre elles. Formalisme de type Entité-Association. </text:p>
      <text:p text:style-name="P10">2- traduction du MCD en modèle logique relationnel (MLR). </text:p>
      <text:p text:style-name="P10"/>
      <text:p text:style-name="P11">Le MCD décrit des entités, leurs attributs, les associations et leur cardinalité <text:span text:style-name="T5">(quantification des choses entre une entité et l’association, elle s’exprime de chaque côté de l’association). </text:span></text:p>
      <text:p text:style-name="P11"/>
      <text:p text:style-name="P12">Entité : population homogène d’individus qui possèdent des propriétés communes. <text:span text:style-name="T6">On peut distinguer les types-entités (la grande catégorie) et des entités (les différents morceaux/enregistrements du type-entité). Par abus de langage, entité est toujours utilisé pour désigné des types-entités et des entités. </text:span></text:p>
      <text:p text:style-name="P12"/>
      <text:p text:style-name="P13">Un attribut : caractéristique associée à une entité <text:span text:style-name="T7">(type-entité)</text:span> ou à une association. </text:p>
      <text:p text:style-name="P13"><text:span text:style-name="T7">→ </text:span>Un attribut ne peut pas être partagé par une plusieurs entités ou associations. </text:p>
      <text:p text:style-name="P13"><text:span text:style-name="T7">→ </text:span>Un attribut est une donnée élémentaire : il n’est ni calculé, ni dérivé. </text:p>
      <text:p text:style-name="P13"><text:span text:style-name="T7">→ Un attribut peut caractériser une association lorsqu’il dépend de toutes les entités liées par l’association (rôle).</text:span></text:p>
      <text:p text:style-name="P13"/>
      <text:p text:style-name="P14">Cardinalité : nombre d’occurrences minimal et maximal, exprimé sous forme d’un couple, d’une association par rapport à chaque occurrence d’une entité donnée. </text:p>
      <text:p text:style-name="P15"><text:tab/><text:span text:style-name="T8">La cardinalité min : 0 ou 1. </text:span></text:p>
      <text:p text:style-name="P17"><text:tab/>La cardinalité max : 1 ou n. </text:p>
      <text:p text:style-name="P16">Une cardinalité minimale de 1 doit se justifier par le fait que les individus de l’entité en question ont besoin de l’association pour exister. <text:span text:style-name="T10">Dans tous les autres cas, la cardinalité minimale vaut 0. </text:span></text:p>
      <text:p text:style-name="P16"><text:span text:style-name="T9">Si la cardinalité multiple est (n, n), on utilisera une table d’association. </text:span></text:p>
      <text:p text:style-name="P18">Si la cardinalité est (1, n), on utilisera une clef étrangère. </text:p>
      <text:p text:style-name="P19">Le choix des cardinalité est essentiel (moment décisif<text:span text:style-name="T11">)</text:span>, moment délicat de la modélisation. </text:p>
      <text:p text:style-name="P20">Cf symboles normalisés de la cardinalité. </text:p>
      <text:p text:style-name="P20"/>
      <text:p text:style-name="P21">Une association peut aussi avoir des attributs.</text:p>
      <text:p text:style-name="P21"><text:tab/>ex : jouer (association) et rôle (attribut). </text:p>
      <text:p text:style-name="P22">Le rôle peut aussi être une entité. </text:p>
      <text:p text:style-name="P23">Une association n’est pas toujours binaire, elle peut être ternaire. </text:p>
      <text:p text:style-name="P24">Arité <text:span text:style-name="T12">ou dimension</text:span> d’une association : nombre d’entités contenues dans l’association (n-aire).</text:p>
      <text:p text:style-name="P25">Une arité de 1 est possible : un réalisateur « être parent » de un réalisateur, on l’utilise notamment pour la parenté dans une même entité. </text:p>
      <text:p text:style-name="P25"/>
      <text:p text:style-name="P26"><text:span text:style-name="T13">Pour finaliser le diagramme, on souligne les clefs primaires des entités (id, ou couple nom-prénom).</text:span></text:p>
      <text:p text:style-name="P26"><text:span text:style-name="T14">On peut aussi avoir besoin d’identifier les association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5:06:53.334555248</meta:creation-date>
    <meta:generator>LibreOffice/5.3.7.2$MacOSX_X86_64 LibreOffice_project/6b8ed514a9f8b44d37a1b96673cbbdd077e24059</meta:generator>
    <dc:date>2018-10-30T16:22:11.133719913</dc:date>
    <meta:editing-duration>PT1H14M57S</meta:editing-duration>
    <meta:editing-cycles>44</meta:editing-cycles>
    <meta:document-statistic meta:table-count="0" meta:image-count="0" meta:object-count="0" meta:page-count="1" meta:paragraph-count="33" meta:word-count="439" meta:character-count="2894" meta:non-whitespace-character-count="2455"/>
  </office:meta>
</office:document-meta>
</file>